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fo:language="pl" fo:country="PL"/>
    </style:style>
    <style:style style:name="P6" style:family="paragraph" style:parent-style-name="Dialog">
      <style:text-properties style:font-name="Calibri1"/>
    </style:style>
    <style:style style:name="P7" style:family="paragraph" style:parent-style-name="Dialog">
      <style:paragraph-properties fo:text-align="center" style:justify-single-word="false"/>
      <style:text-properties style:font-name="Calibri1"/>
    </style:style>
    <style:style style:name="P8" style:family="paragraph" style:parent-style-name="Dialog">
      <style:text-properties style:font-name="Calibri"/>
    </style:style>
    <style:style style:name="P9" style:family="paragraph" style:parent-style-name="Text_20_body">
      <style:text-properties fo:language="pl" fo:country="PL"/>
    </style:style>
    <style:style style:name="P10" style:family="paragraph" style:parent-style-name="Standard">
      <style:paragraph-properties fo:break-before="page"/>
      <style:text-properties fo:language="pl" fo:country="PL"/>
    </style:style>
    <style:style style:name="P11" style:family="paragraph" style:parent-style-name="Standard">
      <style:text-properties fo:language="pl" fo:country="PL"/>
    </style:style>
    <style:style style:name="P12" style:family="paragraph" style:parent-style-name="Heading" style:master-page-name="Standard">
      <style:paragraph-properties style:page-number="auto"/>
      <style:text-properties fo:language="pl" fo:country="PL"/>
    </style:style>
    <style:style style:name="P13" style:family="paragraph" style:parent-style-name="Heading_20_2">
      <style:text-properties fo:language="pl" fo:country="PL"/>
    </style:style>
    <style:style style:name="P14" style:family="paragraph" style:parent-style-name="Heading_20_2">
      <style:paragraph-properties fo:break-before="page"/>
      <style:text-properties fo:language="pl" fo:country="PL"/>
    </style:style>
    <style:style style:name="P15" style:family="paragraph" style:parent-style-name="Heading_20_2" style:list-style-name="WWNum4">
      <style:paragraph-properties fo:break-before="page"/>
      <style:text-properties fo:language="pl" fo:country="PL"/>
    </style:style>
    <style:style style:name="P16" style:family="paragraph" style:parent-style-name="Heading_20_3">
      <style:text-properties fo:language="pl" fo:country="PL"/>
    </style:style>
    <style:style style:name="P17" style:family="paragraph" style:parent-style-name="List_20_Paragraph" style:list-style-name="WWNum1">
      <style:text-properties fo:language="pl" fo:country="PL"/>
    </style:style>
    <style:style style:name="P18" style:family="paragraph" style:parent-style-name="List_20_Paragraph" style:list-style-name="WWNum2">
      <style:text-properties fo:language="pl" fo:country="PL"/>
    </style:style>
    <style:style style:name="P19" style:family="paragraph" style:parent-style-name="Dialog">
      <style:text-properties style:font-name="Calibri1"/>
    </style:style>
    <style:style style:name="P20" style:family="paragraph" style:parent-style-name="Dialog" style:list-style-name="L1"/>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rły na Krymie – tom I, „Elekcja Inaczej”</text:p>
      <text:list xml:id="list4628610638293095289" text:style-name="Outline">
        <text:list-item>
          <text:h text:style-name="P13"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3466824" text:continue-numbering="true" text:style-name="Outline">
        <text:list-item>
          <text:h text:style-name="P13" text:outline-level="1">Czego jeszcze potrzebujemy</text:h>
        </text:list-item>
      </text:list>
      <text:list xml:id="list684899757820343231" text:style-name="WWNum1">
        <text:list-item>
          <text:p text:style-name="P17"><text:s/>przeczytać początek wątku „Elekcja 1673 inaczej”</text:p>
        </text:list-item>
        <text:list-item>
          <text:p text:style-name="P17">Dowiedzieć się więcej o organizacji wojsk Rzeczypospolitej w 2-giej poł. XVII wieku</text:p>
          <text:list>
            <text:list-item>
              <text:p text:style-name="P17">Źródłem może być gra wojenna „Ogniem i Mieczem”</text:p>
            </text:list-item>
          </text:list>
        </text:list-item>
        <text:list-item>
          <text:p text:style-name="P17">Dowiedzieć się więcej o wojnie Polsko-Tureckiej od 1672 roku</text:p>
        </text:list-item>
        <text:list-item>
          <text:p text:style-name="P17">Dowiedzieć się więcej o zwyczajach Rzeczypospolitej Szlacheckiej z 2-giej poł. XVII wieku, źródła:</text:p>
          <text:list>
            <text:list-item>
              <text:p text:style-name="P17">Strona internetowa Kadrinazi</text:p>
            </text:list-item>
            <text:list-item>
              <text:p text:style-name="P17">„Encyklopedia Staropolska” Glogera – może jest na internecie</text:p>
            </text:list-item>
            <text:list-item>
              <text:p text:style-name="P17">„Pamiętniki” Jana Chryzostoma Paska – może jest na internecie – jest w Google Books</text:p>
            </text:list-item>
            <text:list-item>
              <text:p text:style-name="P17">„Listy do Marysieńki” Króla Jana III Sobieskiego – może są na internecie</text:p>
            </text:list-item>
          </text:list>
        </text:list-item>
        <text:list-item>
          <text:p text:style-name="P17">Ewentualnie porozumieć się z głównymi uczestnikami wątku</text:p>
        </text:list-item>
      </text:list>
      <text:list xml:id="list43445135" text:continue-list="list43466824" text:style-name="Outline">
        <text:list-item>
          <text:h text:style-name="P13" text:outline-level="1">Postaci</text:h>
          <text:list>
            <text:list-item>
              <text:list>
                <text:list-item>
                  <text:h text:style-name="P16"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way na czambuły</text:p>
      <text:p text:style-name="P1">Andrzej Lewandowski</text:p>
      <text:p text:style-name="P1">Aleksander Nowosielski</text:p>
      <text:p text:style-name="P1">Niżyńscy</text:p>
      <text:p text:style-name="P1">Kuczyńscy</text:p>
      <text:p text:style-name="P1"/>
      <text:list xml:id="list43444955" text:continue-numbering="true" text:style-name="Outline">
        <text:list-item>
          <text:list>
            <text:list-item>
              <text:list>
                <text:list-item>
                  <text:h text:style-name="P16"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pułkownik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3451336" text:continue-numbering="true" text:style-name="Outline">
        <text:list-item>
          <text:list>
            <text:list-item>
              <text:list>
                <text:list-item>
                  <text:h text:style-name="P16"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43443721" text:continue-numbering="true" text:style-name="Outline">
        <text:list-item>
          <text:h text:style-name="P13"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3459558" text:continue-numbering="true" text:style-name="Outline">
        <text:list-item>
          <text:list>
            <text:list-item>
              <text:list>
                <text:list-item>
                  <text:h text:style-name="P16" text:outline-level="3">Pytania do tego co już napisaliśmy</text:h>
                </text:list-item>
              </text:list>
            </text:list-item>
          </text:list>
        </text:list-item>
      </text:list>
      <text:list xml:id="list6837583328464579066" text:style-name="WWNum2">
        <text:list-item>
          <text:p text:style-name="P18">Jakie były działania wojsk polskich prowadzonych przez Hetmana Wlk. na Podolu podczas i tuż po oblężeniu Kamieńca? -&gt; Wyprawa Przeciwko Czambułom</text:p>
        </text:list-item>
        <text:list-item>
          <text:p text:style-name="P18">Kto mógł dowodzić silnym podjazdem, jakie były jego cele i dalsze losy? -&gt; Pośrednio Strażnik Kornny Bidziński, bezpośrednio pan Pruszkowski</text:p>
        </text:list-item>
        <text:list-item>
          <text:p text:style-name="P18">Jak wyglądały działania wojenne podczas elekcji? -&gt; rozejm Buczacki, konfederacja Gołąbska</text:p>
        </text:list-item>
        <text:list-item>
          <text:p text:style-name="P18">Jak wyglądały działania wojenne po elekcji? -&gt; Oblężenie Lwowa i Trembowli (nie jest ważne bo już nastąpił POD)</text:p>
        </text:list-item>
      </text:list>
      <text:p text:style-name="P1"/>
      <text:list xml:id="list43465071" text:continue-list="list43459558" text:style-name="Outline">
        <text:list-item>
          <text:list>
            <text:list-item>
              <text:list>
                <text:list-item>
                  <text:h text:style-name="P16"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7774309029221751489" text:style-name="WWNum4">
        <text:list-item>
          <text:h text:style-name="P15"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9">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text:span text:style-name="T3">się godzi.</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Morsztyna,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3472042" text:continue-list="list43465071" text:style-name="Outline">
        <text:list-item text:start-value="2">
          <text:h text:style-name="P14"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5"/>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pan text:style-name="T1">zgodził się wydać wojsku zimowy chleb i leże w swoich posiadłościach, głównie na Wołyniu. Wielu </text:span><text:soft-page-break/><text:span text:style-name="T1">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text:span><text:span text:style-name="T1">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6"/>
      <text:p text:style-name="P7">* <text:s/>* <text:s/>*</text:p>
      <text:p text:style-name="P6"/>
      <text:p text:style-name="P6">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litewskich w ostatniej awanturze dostojnego hetmana wielkiego koronnego. Jak nam donosz<text:span text:style-name="T6">ą</text:span>, <text:soft-page-break/>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text:span text:style-name="T11">poprze</text:span> ewentualnych pretensji Sobieskiego – Micha<text:span text:style-name="T6">ł Pac był od czasu konfederacji gołębiewskiej pewien poparcia szlachty dla stronnictwa habsburskiego.</text:span></text:p>
      <text:p text:style-name="P6"/>
      <text:p text:style-name="P7">*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oft-page-break/><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Dialog"><text:span text:style-name="T6">- Twój syn jak statysta przemawia - wtrącił jeden z krewnych - dobrze synów w świat wysyłać.</text:span></text:p>
      <text:p text:style-name="Dialog"><text:span text:style-name="T6">- Chcesz abyśmy z panem Sobieskim trzymali, a przecie to jeden z możnych magnatów, co własną politykę uprawiają</text:span></text:p>
      <text:p text:style-name="Dialog"><text:span text:style-name="T6">- Chcę abyśmy z Sobieskim trzymali, bo on jeden ojczyznę broni, gdy nawet król z inszymi możnymi rodami trzyma i politykę ich prowadzi.</text:span></text:p>
      <text:p text:style-name="Dialog"><text:span text:style-name="T6">- Prawda to, króla-śmy wybrali Piasta aby ze szlachtą trzyma i jej praw bronił, a on litewskimi magnatami trzyma a z Habsburgami się znosi - podniosły się głosy.</text:span></text:p>
      <text:p text:style-name="P1"/>
      <text:p text:style-name="Dialog">TODO: opowiesci Ostrowskiego, podziw dla hetmana za zwycięstwo, agitacja</text:p>
      <text:p text:style-name="P1"/>
      <text:p text:style-name="P10"/>
      <text:list xml:id="list43471896" text:continue-numbering="true" text:style-name="Outline">
        <text:list-item>
          <text:h text:style-name="P13" text:outline-level="1"/>
        </text:list-item>
      </text:list>
      <text:p text:style-name="P9">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ana de Bethune, i rzek<text:span text:style-name="T6">ł</text:span>:</text:p>
      <text:p text:style-name="P8">-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8">-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thune,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8"/>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P1"/>
      <text:p text:style-name="Standard"><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6">- Tak zamiaruję, nawet lepiej się wyposażyć niż roku przeszłego, bom dobra trochę od Tatarów nabrał. Na cztery konie mi starczy - chwalił się pan Stefan.</text:p>
      <text:p text:style-name="Dialog"><text:soft-page-break/>-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os<text:span text:style-name="T6">ł</text:span><text:span text:style-name="T9">em de Bethune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Bethune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text:span></text:p>
      <text:p text:style-name="Dialog"><text:span text:style-name="T6">- Zanim czegokolwiek się tu dokona, obecne niebezpieczeństwo osmańskie zażegnać trzeba. Jednakowoż nie wiem, czy na wsparcie Francji liczyć w tym mogę.</text:span></text:p>
      <text:p text:style-name="Dialog"><text:span text:style-name="T6">- Jego wysokość pragnie by Turcja sprzymierzeńców cesarza gromiła.</text:span></text:p>
      <text:p text:style-name="Dialog"><text:span text:style-name="T6">- Rzeczpospolita nie musi być sprzymierzeńcem cesarza...</text:span></text:p>
      <text:p text:style-name="Dialog"><text:span text:style-name="T6">- Przy obecnym królu i jego małżonce najwyraźniej musi.</text:span></text:p>
      <text:p text:style-name="Dialog"><text:span text:style-name="T6">- Przy obecnym królu...</text:span></text:p>
      <text:p text:style-name="Dialog"><text:span text:style-name="T6">- Wasza dostojność ma na myśli...</text:span></text:p>
      <text:p text:style-name="Dialog"><text:span text:style-name="T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krewnym, którym wszak przez żonę mą miłą jesteś.</text:span></text:p>
      <text:p text:style-name="Dialog"><text:span text:style-name="T6">- Francja pomoże, jeśli na tronie zasiądzie nieprzyjaciel Habsburgów.</text:span></text:p>
      <text:p text:style-name="Dialog"><text:span text:style-name="T6">- Poprzedni król tego kraju, który przyjacielem był Francji, próżno jednak pomocy wyglądał - pan Sobieski wspomniał spodziewane, ale niezrealizowane lądowanie wojsk francuskich, które miałyby wesprzeć króla Jana Kazimierza.</text:span></text:p>
      <text:p text:style-name="Dialog"><text:span text:style-name="T6">- Bo źle tę pomoc obmyślono. Nie dodatkowego żołnierza temu krajowi potrzeba, wybitnych wodzów też tutaj dostatek - tu de Bethune skłonił się Sobieskiemu - ale pieniędzy. Francja wspomoże swego przyjaciela, konkretniej teraz mówić nie mogę.</text:span></text:p>
      <text:p text:style-name="Dialog"><text:span text:style-name="T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span></text:p>
      <text:p text:style-name="Dialog"><text:span text:style-name="T6">- Wpływy w Konstantynopolu użyte zostaną, bo ani osłabienie Rzeczypospolitej, ani marsz Turków na północ w interesie Francji nie leżą. Obawiam się jednak, że dyplomacja królewska dla was Kamieńca nie odzyska.</text:span></text:p>
      <text:p text:style-name="Text_20_body"><text:span text:style-name="T6">Po rozmowie tak szczerej z posłem de Bethune zadumał się pan hetman. Aby dokonać czegoś w Rzeczypospolitej, wielu wiernych zwolenników potrzebował. Zarówno szlachtę jak i wojsko zjednać sobie może zwycięstwem nowym, w które ufał, że mu nadchodząca kampania przyniesie. Zjednać </text:span><text:soft-page-break/><text:span text:style-name="T6">łatwo, ale w wierności utrzymać - do tego potrzeba pieniędzy. Bez nich najwierniejsze wojsko zmieni się w kupę konfederatów swawolnych. A przecie suma taka, która pozwoliła by grzeczny komput utrzymać, dla króla Francji niezbyt znacząca być musiała, i nawet tocząc wojnę z Rzeszą, król Ludwik mógł ze swej wiecznie pustawej szkatuły jednak wystarczająco Sobieskiemu sypnąć. Dwie rzeczy zatem by tylko pozostały: zwycięstwo walne nad Turkiem odnieść i zmianę na tronie... dokonać...</text:span></text:p>
      <text:p text:style-name="Text_20_body"><text:span text:style-name="T6"/></text:p>
      <text:p text:style-name="P1"/>
      <text:list xml:id="list3993209402947982762" text:style-name="L1">
        <text:list-item>
          <text:p text:style-name="P20">Przecie<text:span text:style-name="T6">ż</text:span><text:span text:style-name="T9"> jego wielmożność hetman litewski pobo</text:span><text:span text:style-name="T6">ż</text:span><text:span text:style-name="T9">ny wielce...</text:span></text:p>
        </text:list-item>
        <text:list-item>
          <text:p text:style-name="P20"><text:span text:style-name="T9">Pobo</text:span><text:span text:style-name="T6">ż</text:span><text:span text:style-name="T9">ny nie znaczy zbawiony – odpar</text:span><text:span text:style-name="T6">ł</text:span><text:span text:style-name="T9"> biskup</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2"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2"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290</meta:editing-cycles>
    <meta:creation-date>2014-08-22T08:05:00</meta:creation-date>
    <dc:date>2014-12-28T23:30:09.38</dc:date>
    <meta:editing-duration>P4DT16H41M51S</meta:editing-duration>
    <meta:generator>OpenOffice/4.1.1$Win32 OpenOffice.org_project/411m6$Build-9775</meta:generator>
    <meta:document-statistic meta:table-count="0" meta:image-count="0" meta:object-count="0" meta:page-count="25" meta:paragraph-count="253" meta:word-count="10333" meta:character-count="6989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